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38" calcext:value-type="float">
            <text:p>49.4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6912" calcext:value-type="float">
            <text:p>49.2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136" calcext:value-type="float">
            <text:p>48.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2424" calcext:value-type="float">
            <text:p>49.1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1192" calcext:value-type="float">
            <text:p>49.1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7016" calcext:value-type="float">
            <text:p>49.2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0064" calcext:value-type="float">
            <text:p>49.2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8896" calcext:value-type="float">
            <text:p>49.0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0984" calcext:value-type="float">
            <text:p>49.0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1256" calcext:value-type="float">
            <text:p>48.9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1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3264" calcext:value-type="float">
            <text:p>48.2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9824" calcext:value-type="float">
            <text:p>47.3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7048" calcext:value-type="float">
            <text:p>47.2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3584" calcext:value-type="float">
            <text:p>46.9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3856" calcext:value-type="float">
            <text:p>46.8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0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1016" calcext:value-type="float">
            <text:p>46.9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0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3272" calcext:value-type="float">
            <text:p>46.7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0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0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5672" calcext:value-type="float">
            <text:p>46.9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0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8408" calcext:value-type="float">
            <text:p>46.6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7824" calcext:value-type="float">
            <text:p>46.5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200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9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9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9688" calcext:value-type="float">
            <text:p>45.5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9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1672" calcext:value-type="float">
            <text:p>45.3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9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9712" calcext:value-type="float">
            <text:p>44.9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5016" calcext:value-type="float">
            <text:p>44.7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9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8856" calcext:value-type="float">
            <text:p>44.9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1696" calcext:value-type="float">
            <text:p>44.8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9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8752" calcext:value-type="float">
            <text:p>44.8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8792" calcext:value-type="float">
            <text:p>45.1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1728" calcext:value-type="float">
            <text:p>46.5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8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5336" calcext:value-type="float">
            <text:p>47.2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204" calcext:value-type="float">
            <text:p>46.8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8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6904" calcext:value-type="float">
            <text:p>46.8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8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7488" calcext:value-type="float">
            <text:p>46.9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8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492" calcext:value-type="float">
            <text:p>46.9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7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8976" calcext:value-type="float">
            <text:p>45.9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4616" calcext:value-type="float">
            <text:p>45.3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4536" calcext:value-type="float">
            <text:p>44.6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7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7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5744" calcext:value-type="float">
            <text:p>45.1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7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1464" calcext:value-type="float">
            <text:p>45.2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7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6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6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6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6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4" calcext:value-type="float">
            <text:p>43.9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6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3792" calcext:value-type="float">
            <text:p>43.2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6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4152" calcext:value-type="float">
            <text:p>42.3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6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6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9308</text:p>
          </table:table-cell>
          <table:table-cell office:value-type="string" calcext:value-type="string">
            <text:p>Levelland West Quad</text:p>
          </table:table-cell>
          <table:table-cell office:value-type="string" calcext:value-type="string">
            <text:p>196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44" meta:object-count="0"/>
    <meta:user-defined meta:name="AppVersion">3.0</meta:user-defined>
  </office:meta>
</office:document-meta>
</file>